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774cm"/>
    </style:style>
    <style:style style:name="co3" style:family="table-column">
      <style:table-column-properties fo:break-before="auto" style:column-width="7.8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Stapenplan keyrin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ocument “secure login without passwords” afmak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dee bij de notaris laten dateren en opsla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rt vrag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tentbureau aanschrijven</text:p>
          </table:table-cell>
          <table:table-cell office:value-type="string">
            <text:p>Hans Hutter is het meest geschikt als adviseur</text:p>
          </table:table-cell>
          <table:table-cell office:value-type="string">
            <text:p>http://www.octrooibureau.nl/nl/adviseurs/adviseur/1/Hutter</text:p>
          </table:table-cell>
        </table:table-row>
        <table:table-row table:style-name="ro2">
          <table:table-cell/>
          <table:table-cell office:value-type="string">
            <text:p>Decharge krijgen van Morpho</text:p>
          </table:table-cell>
          <table:table-cell office:value-type="string">
            <text:p>Jan van den Berg</text:p>
          </table:table-cell>
          <table:table-cell/>
        </table:table-row>
        <table:table-row table:style-name="ro1">
          <table:table-cell/>
          <table:table-cell office:value-type="string">
            <text:p>Potentiële reviewers selecteren</text:p>
          </table:table-cell>
          <table:table-cell office:value-type="string">
            <text:p>Bert-Jaap Koop (mailto:E.J.Koops@uvt.nl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onald Prins (fox-it.nl)</text:p>
          </table:table-cell>
          <table:table-cell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9">09-08-2012</text:date>, <text:time>21:05:5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 Ruiter</meta:initial-creator>
    <meta:creation-date>2012-08-08T18:52:35.63</meta:creation-date>
    <dc:date>2012-08-09T21:05:51.85</dc:date>
    <dc:creator>Timo Ruiter</dc:creator>
    <meta:editing-duration>PT2H13M12S</meta:editing-duration>
    <meta:editing-cycles>3</meta:editing-cycles>
    <meta:generator>OpenOffice.org/3.4$Win32 OpenOffice.org_project/340m1$Build-9590</meta:generator>
    <meta:document-statistic meta:table-count="3" meta:cell-count="12" meta:object-count="0"/>
  </office:meta>
</office:document-meta>
</file>